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Futura Book" svg:font-family="'Futura Book'" style:font-family-generic="roman" style:font-pitch="variable"/>
    <style:font-face style:name="MLGNCN+TimesNewRoman,Bold" svg:font-family="'MLGNCN+TimesNewRoman,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Futura Book1" svg:font-family="'Futura Book'" style:font-family-generic="system" style:font-pitch="variable"/>
    <style:font-face style:name="MLGNCN+TimesNewRoman,Bold1" svg:font-family="'MLGNCN+TimesNewRoman,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4.998cm" fo:margin-left="-0.191cm" fo:margin-top="0cm" fo:margin-bottom="0cm" table:align="left" style:writing-mode="lr-tb"/>
    </style:style>
    <style:style style:name="Tabelle1.A" style:family="table-column">
      <style:table-column-properties style:column-width="5.013cm"/>
    </style:style>
    <style:style style:name="Tabelle1.B" style:family="table-column">
      <style:table-column-properties style:column-width="5.156cm"/>
    </style:style>
    <style:style style:name="Tabelle1.C" style:family="table-column">
      <style:table-column-properties style:column-width="4.8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margin-top="0cm" fo:margin-bottom="0cm" fo:text-align="justify" style:justify-single-word="false"/>
      <style:text-properties fo:font-size="12pt" style:font-size-asian="12pt" style:font-size-complex="12pt"/>
    </style:style>
    <style:style style:name="P9"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0" style:family="paragraph" style:parent-style-name="Standard">
      <style:paragraph-properties fo:margin-top="0cm" fo:margin-bottom="0cm" fo:line-height="150%" fo:text-align="justify" style:justify-single-word="false"/>
      <style:text-properties fo:font-size="12pt" style:font-size-asian="12pt" style:font-size-complex="12pt"/>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fo:font-size="14pt" style:font-size-asian="14pt" style:font-size-complex="14pt"/>
    </style:style>
    <style:style style:name="P13" style:family="paragraph" style:parent-style-name="Standard">
      <style:paragraph-properties fo:margin-top="0cm" fo:margin-bottom="0cm" fo:line-height="150%" fo:text-align="justify" style:justify-single-word="false"/>
    </style:style>
    <style:style style:name="P14" style:family="paragraph" style:parent-style-name="Footer">
      <style:paragraph-properties>
        <style:tab-stops>
          <style:tab-stop style:position="9.825cm"/>
        </style:tab-stops>
      </style:paragraph-properties>
    </style:style>
    <style:style style:name="P15" style:family="paragraph" style:parent-style-name="No_20_Spacing">
      <style:text-properties style:font-name="Futura Book" style:font-name-asian="Futura Book1" style:font-name-complex="Futura Book1"/>
    </style:style>
    <style:style style:name="P16" style:family="paragraph" style:parent-style-name="No_20_Spacing">
      <style:text-properties style:font-name="Futura Book" fo:font-weight="bold" style:font-name-asian="Futura Book1" style:font-weight-asian="bold" style:font-name-complex="Futura Book1" style:font-weight-complex="bold"/>
    </style:style>
    <style:style style:name="P17" style:family="paragraph" style:parent-style-name="Header">
      <style:paragraph-properties>
        <style:tab-stops>
          <style:tab-stop style:position="8.001cm" style:type="center"/>
          <style:tab-stop style:position="9.728cm"/>
          <style:tab-stop style:position="16.002cm" style:type="right"/>
        </style:tab-stops>
      </style:paragraph-properties>
    </style:style>
    <style:style style:name="P18" style:family="paragraph" style:parent-style-name="Header">
      <style:paragraph-properties fo:text-align="center" style:justify-single-word="false"/>
    </style:style>
    <style:style style:name="P19" style:family="paragraph" style:parent-style-name="Header">
      <style:paragraph-properties fo:margin-left="-0.203cm" fo:margin-right="0cm" fo:text-indent="0cm" style:auto-text-indent="false"/>
    </style:style>
    <style:style style:name="P20" style:family="paragraph" style:parent-style-name="Header">
      <style:paragraph-properties fo:margin-left="0cm" fo:margin-right="-0.203cm" fo:text-align="end" style:justify-single-word="false" fo:text-indent="0cm"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2pt" style:font-size-asian="12pt" style:font-size-complex="12pt"/>
    </style:style>
    <style:style style:name="T6" style:family="text">
      <style:text-properties text:display="none"/>
    </style:style>
    <style:style style:name="T7" style:family="text">
      <style:text-properties style:font-name="Calibri"/>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style:font-name-asian="Futura Book1" style:font-size-asian="16pt" style:font-weight-asian="bold" style:font-name-complex="Futura Book1" style:font-size-complex="16pt" style:font-weight-complex="bold"/>
    </style:style>
    <style:style style:name="T10" style:family="text">
      <style:text-properties style:font-name="Futura Book" style:font-name-asian="Futura Book1" style:font-name-complex="Futura Book1"/>
    </style:style>
    <style:style style:name="T11" style:family="text">
      <style:text-properties style:font-name="Futura Book" fo:font-weight="bold" style:font-name-asian="Futura Book1" style:font-weight-asian="bold" style:font-name-complex="Futura Book1" style:font-weight-complex="bold"/>
    </style:style>
    <style:style style:name="T12" style:family="text">
      <style:text-properties style:font-name-asian="Futura Book1" style:font-name-complex="Futura Book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text:bookmark-start text:name="_Toc288766649"/><text:bookmark-start text:name="Bookmark"/><text:span text:style-name="T2">Universität Leipzig</text:span></text:p>
        <text:p text:style-name="P1"><text:span text:style-name="T2">Fakultät für Mathematik und Informatik</text:span></text:p>
        <text:p text:style-name="P1"><text:span text:style-name="T2">Institut für Medizinische Informatik, Statistik und</text:span></text:p>
        <text:p text:style-name="P1"><text:span text:style-name="T2">Epidemiologie</text:span></text:p>
        <text:p text:style-name="P2"><text:span text:style-name="T1"><office:annotation office:name="__Annotation__19_2055773164"><dc:creator>Franziska Jahn</dc:creator><dc:date>2026-01-30T13:36:00.03</dc:date><textooo:sender-initials>FJ</textooo:sender-initials><text:p>Den Titel werden wir in den nächsten Wochen noch etwas präzisieren. Es soll hauptsächlich um die „Hardware“ gehen, die seitens des SZL benötigt wird, um digitale Teilhabe der Wohnungslosen zu verbessern. Damit wir ein gemeinsames Begriffsverständnis haben, sende ich mit der Mail ein paar Literaturhinweise.</text:p></office:annotation></text:span></text:p>
        <text:p text:style-name="P1"><text:span text:style-name="T1">Digitale Unterstützung in der Betreuung obdachloser Menschen – Anforderungen an Hardware, Bedienumfeld und sozialarbeiterische Einbindung</text:span><office:annotation-end office:name="__Annotation__19_2055773164"/></text:p>
        <text:p text:style-name="P4"/>
        <text:p text:style-name="P1"><text:span text:style-name="T4">Bachelorarbeit </text:span></text:p>
        <text:p text:style-name="P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text:span text:style-name="T5">Leipzig, Januar 2026</text:span></text:p>
              <text:p text:style-name="P9"/>
            </table:table-cell>
            <table:table-cell table:style-name="Tabelle1.A1" office:value-type="string">
              <text:p text:style-name="P12"/>
            </table:table-cell>
            <table:table-cell table:style-name="Tabelle1.A1" office:value-type="string">
              <text:p text:style-name="P11"><text:span text:style-name="T5">vorgelegt von</text:span></text:p>
              <text:p text:style-name="P9"/>
              <text:p text:style-name="P11"><text:span text:style-name="T5">Swen </text:span><text:bookmark-start text:name="_Toc290838203"/><text:span text:style-name="T5">Schipp</text:span><text:bookmark-end text:name="_Toc290838203"/></text:p>
              <text:p text:style-name="P11"><text:span text:style-name="T5">Studienrichtung:</text:span></text:p>
              <text:p text:style-name="P11"><text:span text:style-name="T5">Medizinische Informatik </text:span></text:p>
              <text:p text:style-name="P12"/>
            </table:table-cell>
          </table:table-row>
          <table:table-row table:style-name="Tabelle1.1">
            <table:table-cell table:style-name="Tabelle1.A1" table:number-columns-spanned="3" office:value-type="string">
              <text:p text:style-name="P8"/>
              <text:p text:style-name="P8"/>
              <text:p text:style-name="P13"><text:span text:style-name="T5">Referent: Prof. Dr. Alfred Winter</text:span></text:p>
              <text:p text:style-name="P13"><text:span text:style-name="T5">Betreuer: Franziska Jahn</text:span></text:p>
              <text:p text:style-name="P13"><text:span text:style-name="T5">Institut für Medizinische Informatik, Statistik und Epidemiologie (IMISE)</text:span></text:p>
              <text:p text:style-name="P10"/>
              <text:p text:style-name="P10"/>
              <text:p text:style-name="P10"/>
              <text:p text:style-name="P10"/>
              <text:p text:style-name="P10"/>
              <text:p text:style-name="P10"/>
              <text:p text:style-name="P10"/>
            </table:table-cell>
            <table:covered-table-cell/>
            <table:covered-table-cell/>
          </table:table-row>
          <table:table-row table:style-name="Tabelle1.1">
            <table:table-cell table:style-name="Tabelle1.A1" table:number-columns-spanned="3" office:value-type="string">
              <text:p text:style-name="P11"/>
            </table:table-cell>
            <table:covered-table-cell/>
            <table:covered-table-cell/>
          </table:table-row>
        </table:table>
        <text:p text:style-name="P14"/>
      </text:section>
      <text:section text:style-name="Sect1" text:name="Bereich1">
        <text:p text:style-name="Standard"><text:bookmark-start text:name="_Toc291018783"/><text:bookmark-start text:name="_Toc290239437"/><text:bookmark-start text:name="_Toc288766627"/>Inhaltsverzeichnis<text:bookmark-end text:name="_Toc291018783"/><text:bookmark-end text:name="_Toc290239437"/><text:bookmark-end text:name="_Toc288766627"/></text:p>
        <text:p text:style-name="P6"/>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ext_20_body"><text:soft-page-break/></text:p>
          </text:index-body>
        </text:table-of-content>
        <text:p text:style-name="P5"><text:a xlink:type="simple" xlink:href="#_Toc361828821" text:style-name="Internet_20_link" text:visited-style-name="Visited_20_Internet_20_Link"/></text:p>
        <text:p text:style-name="P5"/>
        <text:p text:style-name="P3"/>
        <text:p text:style-name="P3"/>
        <text:p text:style-name="P3"/>
        <text:p text:style-name="P3"/>
        <text:p text:style-name="P3"/>
        <text:p text:style-name="P5"><text:span text:style-name="T8">1. Einleitung</text:span></text:p>
        <text:p text:style-name="P5"><text:span text:style-name="T3">1.1 Gegenstand und Motivation</text:span></text:p>
        <text:p text:style-name="P5">Die Motivation dieser Arbeit liegt in der zunehmenden Bedeutung digitaler Systeme in der Betreuung obdachloser Menschen. Aufgrund vielfältiger sozialer und gesundheitlicher Probleme sind obdachlose Personen häufig auf Hilfe von außen angewiesen. Leider fehlen digitale Ressourcen um diese Menschen wie Computer, geeigneter Hardware und benutzerfreundliche Bedienoberflächen. Insbesondere in sozialarbeiterischen Einrichtungen, wie beispielsweise Suchtberatungsstellen gewinnen computerbasierte Systeme zur Unterstützung von Beratung, Dokumentation und Vernetzung zunehmend an Relevanz. Gleichzeitig bestehen Unsicherheiten hinsichtlich der technischen Gestaltung, des Nutzungsumfeldes sowie der notwendigen fachlichen Begleitung durch das soziale Umfeld. <office:annotation office:name="__Annotation__285_2055773164"><dc:creator>Franziska Jahn</dc:creator><dc:date>2026-01-30T14:37:00.07</dc:date><textooo:sender-initials>FJ</textooo:sender-initials><text:p>„Digitale Systeme“ ist noch nicht sehr präzise, das müssen wir noch klarer bekommen. Auch sollen die Ziele so konkret wie möglich beschrieben werden – insb. im Kapitel „Zielstellung“. Hier darf also stehen, dass zum einen eine Systemspezifikation erfolgt und andererseits auch ein Betriebskonzept für die „Hardware“, die das Suchtzentrum Leipzig an bestimmten Orten für die Klient:innen bereitstellen möchte. Evtl. kann das Ganze auch im Rahmen der Arbeit gleich eingeführt und installiert werden – das kommt auch auf die derzeit vorhandenen Mittel beim SZL an. Da müssen wir mal schauen, was die nächsten Termine ergeben. </text:p></office:annotation>Ziel dieser Arbeit ist es Anforderungen und Herausforderungen beim Einsatz digitaler Systeme in der Betreuung obdachloser Menschen zu analysieren und aufzuzeigen, wie technische und sozialarbeitende Aspekte sinnvoll miteinander verknüpft werden können.<office:annotation-end office:name="__Annotation__285_2055773164"/></text:p>
        <text:p text:style-name="P5"/>
        <text:p text:style-name="P5"><text:span text:style-name="T3">1.1.1 Gegenstand</text:span></text:p>
        <text:p text:style-name="P5">Gegenstand dieser Bachelorarbeit ist die Analyse computerpassierter Systeme, die in der Betreuung obdachloser Menschen eingesetzt werden können, technische Aspekte wie Hardware, Nutzungsumfeld sowie deren Einbindung in sozialarbeiterische Arbeitsprozesse, insbesondere in Einrichtungen der Obdachlosenhilfe und Suchtberatung. </text:p>
        <text:p text:style-name="P7"/>
        <text:p text:style-name="P5"><text:span text:style-name="T3">1.1.2 </text:span><text:span text:style-name="T3"><office:annotation office:name="__Annotation__311_2055773164"><dc:creator>Franziska Jahn</dc:creator><dc:date>2026-01-30T14:56:00.08</dc:date><textooo:sender-initials>FJ</textooo:sender-initials><text:p>Das geht schon in die richtige Richtung.</text:p></office:annotation></text:span><text:span text:style-name="T3">Problematik</text:span><office:annotation-end office:name="__Annotation__311_2055773164"/></text:p>
        <text:p text:style-name="P5">Die Problematik der vorliegenden Arbeit ergibt sich aus dem Spannungsfeld zwischen der zunehmenden Digitalisierung und sozialer Unterstützangebote und den besonderen Lebenslagen obdachloser Menschen. Einerseits werden computerbasierte Systeme in sozialarbeiterischen Einrichtungen, wie etwa Suchtberatungsstellen, verstärkt zur Unterstützung von Beratung, Beratung, Dokumentation und <text:soft-page-break/>Organisation eingesetzt. Andererseits sind obdachlose Menschen häufig mit eingeschränktem Zugang zu geeigneter Hardware, fehlenden Nutzungsmöglichkeiten sowie geringen digitalen Kompetenzen konfrontiert. <text:s/>Hinzu kommt, dass technische Systeme und Bedienkonzepte oftmals nicht ausreichend an das spezifische Nutzungsumfeld in Betreuungseinrichtungen angepasst sind. Fehlende Barrierefreiheit, unklare Zuständigkeiten in der Betreuung sowie begrenzte personelle und technische Ressourcen erschweren eine nachhaltige und wirksame Nutzung digitaler Angebote. Diese Herausforderungen verdeutlichen die Notwendigkeit einer differenzierten Betrachtung der technischen und sozialarbeiterischen Rahmenbedingungen.</text:p>
        <text:p text:style-name="P5"><text:span text:style-name="T3">1.1.3 Motivation</text:span></text:p>
        <text:p text:style-name="P5">Die Motivation dieser Bachelorarbeit ergibt sich aus der wachsenden Bedeutung digitaler und computerbasierter Systeme in der sozialarbeiterischen Betreuung obdachloser Menschen. Während solche Systeme zunehmend zur Unterstützung von Beratung, Dokumentation und Organisation eingesetzt werden, bestehen weiterhin erhebliche Herausforderungen: Viele obdachlose Menschen verfügen nur eingeschränkt über Zugang zu geeigneter Hardware und nutzbaren Umgebungen, die Bedienung und Steuerung von Computern ist häufig erschwert, und die Integration dieser Systeme in den sozialarbeiterischen Alltag ist nicht immer optimal umgesetzt. Vor diesem Hintergrund ist es notwendig, die technischen und organisatorischen Rahmenbedingungen systematisch zu analysieren, um Ansatzpunkte für eine bedarfsgerechte und wirksame Einbindung digitaler Hilfsmittel in Betreuungseinrichtungen zu identifizieren.</text:p>
        <text:p text:style-name="P5"><text:span text:style-name="T3">1.2 </text:span><text:span text:style-name="T3"><office:annotation office:name="__Annotation__382_2055773164"><dc:creator>Franziska Jahn</dc:creator><dc:date>2026-01-30T14:57:00.08</dc:date><textooo:sender-initials>FJ</textooo:sender-initials><text:p>Am Ende von 1.2 Problematik sollte das konkrete Probleme (bzw. die konkreten Probleme) benannt werden, die in der Arbeit gelöst werden sollen. Diese sollen auch mit P1, P2 usw. nummeriert werden. </text:p></office:annotation></text:span><text:span text:style-name="T3">Problemstellung</text:span><office:annotation-end office:name="__Annotation__382_2055773164"/></text:p>
        <text:p text:style-name="P5">Trotz des zunehmenden Einsatzes computerbasierter Systeme in der sozialarbeiterischen Betreuung obdachloser Menschen ist bislang unzureichend geklärt, unter welchem technischen und organisatorischen Bedingen diese Systeme bedarfsgerecht genutzt werden können. Insbesondere bestehen Unsicherheiten hinsichtlich der Anforderungen an Hardware, Nutzungsumfeld sowie Bedien- und Steuerungskonzepte von PC’s und deren Integration in bestehende sozialarbeiterische Arbeitsprozesse, etwa in Einrichtungen der Obdachlosenhilfe und Suchtberatung. Diese fehlende systematische Betrachtung erschwert eine zielgerichtete und wirksame Nutzung digitaler Systeme im Betreuungskontext.</text:p>
        <text:p text:style-name="P5"><text:span text:style-name="T3">1.3 </text:span><text:span text:style-name="T3"><office:annotation office:name="__Annotation__405_2055773164"><dc:creator>Franziska Jahn</dc:creator><dc:date>2026-01-30T14:59:00.09</dc:date><textooo:sender-initials>FJ</textooo:sender-initials><text:p>Hier muss die konkrete Umsetzung für das SZL rein. Ziele auch wieder durchnummerieren Z1, Z2 usw.</text:p></office:annotation></text:span><text:span text:style-name="T3">Zielsetzung</text:span><office:annotation-end office:name="__Annotation__405_2055773164"/></text:p>
        <text:p text:style-name="P5">Ziel dieser Bachelorarbeit ist es, die technischen und organisatorischen Anforderungen an den Einsatz computerbasierter Systeme in der Betreuung obdachloser Menschen systematisch zu analysieren. Dabei sollten insbesondere Aspekte der Hardware, des Nutzungsumfeldes sowie der Bedien- und Steuerungskonzepte von PC’s betrachtet und in Bezug zu sozialarbeiterischen Arbeitsprozessen, etwa in Einrichtungen der Obdachlosenhilfe und Suchtberatung gesetzt werden. Auf dieser Grundlage sollen bestehende Herausforderungen herausgearbeitet werden.</text:p>
        <text:p text:style-name="P5"><text:span text:style-name="T3">1.4 </text:span><text:span text:style-name="T3"><office:annotation office:name="__Annotation__422_2055773164"><dc:creator>Franziska Jahn</dc:creator><dc:date>2026-01-30T15:00:00.09</dc:date><textooo:sender-initials>FJ</textooo:sender-initials><text:p>Hier geht es dann schon um eine recht kleinteilige Aufzählung der Aufgaben zur Erreichung der Ziele. (z. B. Durchführung von Interviews, Erstellung eines Anforderungskatalogs, Marktanalyse usw.) Das können wir zum jetzigen Zeitpunkt aber wahrscheinlich noch nicht ganz genau beschreiben.</text:p></office:annotation></text:span><text:span text:style-name="T3">Aufgaben</text:span><office:annotation-end office:name="__Annotation__422_2055773164"/><text:span text:style-name="T3">/ Fragestellung</text:span></text:p>
        <text:p text:style-name="P5"><text:span text:style-name="T3">Aufgaben</text:span></text:p>
        <text:p text:style-name="P5">Die Aufgaben dieser Bachelorarbeit bestehen darin, zunächst die relevanten theoretischen und fachlichen Grundlagen zur Betreuung obdachloser Menschen sowie zum Einsatz computerbasierter Systeme in der Sozialarbeit darzustellen. Darauf aufbauend werden technische Aspekte wie Hardware, Nutzungsumfeld sowie Bedie- und Steuerkonzepte von PC’s analysiert in dem Kotext sozialarbeiterischer Arbeitsprozesse <text:soft-page-break/>eingeordnet. Abschließend werden bestehende Herausforderungen beim, Einsatz dieser Systeme zusammengefasst.</text:p>
        <text:p text:style-name="P5"><text:span text:style-name="T3">Fragestellung</text:span></text:p>
        <text:p text:style-name="P5">Unter welchen technischen und organisatorischen Rahmenbedingungen können computerbasierte System in der sozialarbeiterischen Betreuung obdachloser Menschen sinnvoll eingesetzt werden?</text:p>
        <text:p text:style-name="P5"/>
        <text:p text:style-name="P5"/>
        <text:p text:style-name="P5"><text:span text:style-name="T8">2. Grundlagen</text:span></text:p>
        <text:p text:style-name="P5"><text:span text:style-name="T3">2.1 Begriffe Grundlagen</text:span></text:p>
        <text:p text:style-name="No_20_Spacing"><text:span text:style-name="T10">Für das Verständnis der vorliegenden Arbeit ist eine klare begriffliche Abgrenzung zentraler Konzepte erforderlich. Der Begriff der Obdachlosigkeit wird in der Literatur unterschiedlich verwendet und umfasst Personen ohne eigenen mietvertraglich abgesicherten Wohnraum. In Abgrenzung dazu bezeichnet Wohnungslosigkeit einen weiter gefassten Begriff, der auch Personen in temporären Unterkünften einschließt. </text:span></text:p>
        <text:p text:style-name="No_20_Spacing"><text:span text:style-name="T10">Unter Betreuung im Kontext dieser Arbeit wird die sozialarbeiterische Unterstützung verstanden, die auf die Stabilisierung der Lebenssituation obdachloser Menschen abzielt und Beratungs-. Vermittlung- und Unterstützungsleistungen umfasst.</text:span></text:p>
        <text:p text:style-name="No_20_Spacing"><text:span text:style-name="T10">Computerbasierte Systeme beziehen sich auf den Einsatz von PC’s und vergleichbarer Hardware, die zur Unterstützung von Informationszugang, Dokumentation, Beratung oder organisatorischen Prozessen in der Betreuungseinrichtungen genutzt werden.</text:span></text:p>
        <text:p text:style-name="P15"/>
        <text:p text:style-name="No_20_Spacing"><text:span text:style-name="T11">2.2 Sozialarbeiterische Grundlagen der Obdachlosenhilfe</text:span></text:p>
        <text:p text:style-name="P16"/>
        <text:p text:style-name="No_20_Spacing"><text:span text:style-name="T10">Die sozialarbeiterische Betreuung obdachloser Menschen ist durch eine Vielzahl komplexer Problemlagen gekennzeichnet, die häufig soziale Abgrenzung, gesundheitliche Beeinträchtigungen sowie Suchterkrankungen umfassen Zentrale Aufgaben der Sozialarbeit in diesem Kontext sind Beratung, Unterstützung bei der Inanspruchnahme von Hilfsangeboten sowie Vermittlung zu weiterführenden Versorgungsstrukturen. </text:span></text:p>
        <text:p text:style-name="No_20_Spacing"><text:span text:style-name="T10">In Einrichtungen wie Suchtberatungsstellen oder Suchtzentren kommt der Sozialarbeit eine koordinierende Rolle zu, da hier sowohl psychologisch als auch organisatorische Unterstützungsleistungen zusammengeführt werden. Die Nutzung digitaler Systeme kann diese Arbeitsprozesse unterstützen, erfordert jedoch eine Anpassung an die spezifische n Rahmenbedingungen der Zielgruppe.</text:span></text:p>
        <text:p text:style-name="P15"/>
        <text:p text:style-name="No_20_Spacing"><text:span text:style-name="T11">2.3 Technische Grundlagen computerbasierter Systeme</text:span></text:p>
        <text:p text:style-name="P16"/>
        <text:p text:style-name="No_20_Spacing"><text:span text:style-name="T10">Der Einsatz computerbasierter Systeme in Betreuungseinrichtungen umfasst unterschiedliche technische Komponenten. Dazu zählen insbesondere die verwendete Hardware, wie PC’S, Monitore und Eingabegeräte, sowie das physische Nutzungsumfeld, in dem diese Systeme eingesetzt werden.</text:span></text:p>
        <text:p text:style-name="No_20_Spacing"><text:span text:style-name="T10">Für die Nutzung durch obdachlose Menschen sind einfache und robuste Bedien- und Steuerungskonzepte von besonderer Bedeutung. Aspekte der Benutzerfreundlichkeit und Barrierefreiheit spielen hierbei eine zentrale Rolle, da Einschränkungen in digitalen Kompetenzen oder gesundheitliche Beeinträchtigungen die Nutzung erschweren können. Die technische Gestaltung muss daher an die Bedürfnisse der Nutzerinnen und Nutzer sowie an den betreuenden Kontext angepasst sein.</text:span></text:p>
        <text:p text:style-name="P15"/>
        <text:p text:style-name="No_20_Spacing"><text:span text:style-name="T11">2.4 Schnittstelle zwischen Technik und Sozialarbeit</text:span></text:p>
        <text:p text:style-name="P16"/>
        <text:p text:style-name="No_20_Spacing"><text:soft-page-break/><text:span text:style-name="T10">Die zunehmende Digitalisierung sozialer Dienstleistungen führt dazu, dass computerbasierte Systeme auch in der sozialarbeiterischen Praxis an Bedeutung gewinnen. In der Betreuung obdachloser Menschen übernehmen digitale Systeme zunehmend unterstützende Funktionen, etwa bei der Dokumentation von Beratungsverläufen, der Terminorganisation oder den Zugang zu Informationen.</text:span></text:p>
        <text:p text:style-name="No_20_Spacing"><text:span text:style-name="T10">Die erfolgreiche Integration technischer Systeme in sozialarbeiterische Arbeitsprozesse ist jedoch eng an die fachliche Begleitung durch Sozialarbeiterinnen und Sozialarbeiter gebunden. Diese fungieren häufig als vermittelnde Instanz zwischen Technik und Nutzerinnen und Nutzern und tragen wesentlich dazu bei Zugangsbarrieren aufzubauen und eine angemessene Nutzung sicherzustellen. </text:span></text:p>
        <text:p text:style-name="P15"/>
        <text:p text:style-name="P15"/>
        <text:p text:style-name="P5"><text:span text:style-name="T9">3. Lösungsansatz</text:span></text:p>
        <text:p text:style-name="P5"><text:span text:style-name="T12">Der Lösungsansatz dieser Bachelorarbeit besteht in einer systematischen Analyse der technischen und sozialarbeiterischen Rahmenbedingungen beim Einsatz computerbasierter Systeme in der Betreuung obdachloser Menschen. Auf Grundlage der dargestellten theoretischen Grundlagen werden bestehende Anforderungen an Hardware, Nutzungsumfeld sowie Bedien- und Steuerungskonzepte herausgearbeitet und in Bezug zu sozialarbeiterischen Arbeitsprozessen gesetzt. Durch diese strukturierten Betrachtungen sollen Ansatzpunkte aufgezeigt werden, die eine bedarfsgerechte Einbindung digitaler Systeme ein Betreuungseinrichtungenermöglichen.</text:span></text:p>
        <text:p text:style-name="P5"><text:span text:style-name="T8">4. Ausführung der Lösung</text:span></text:p>
        <text:p text:style-name="P5"><text:span text:style-name="T3">4.1 Analyse der sozialarbeiterischen Rahmenbedingungen</text:span></text:p>
        <text:p text:style-name="P5">In diesem, Abschnitt werden die sozialarbeiterischen Rahmenbedingungen betrachtet, unter denen computerbasierte Systeme in der Betreuung obdachloser Menschen eingesetzt werden. Dabei werden insbesondere typische Arbeitsprozesse in Einrichtungen der Obdachlosenhilfe und Suchberatung beschrieben. Zudem wird analysiert, welche Rolle Sozialarbeiterinnen und Sozialarbeiter bei der Nutzung digitaler Systeme einnehmen und welche organisatorischen Voraussetzungen für den Einsatz bestehen. <text:s text:c="2"/></text:p>
        <text:p text:style-name="P5"><text:span text:style-name="T3">4.2 Analyse technischer und Anforderungen</text:span></text:p>
        <text:p text:style-name="P5">Aufbauend auf den sozialarbeiterischen Rahmenbedingungen werden in diesem Abschnitt die technischen Anforderungen an computerbasierte Systeme untersucht. Der Fokus liegt dabei auf der eingesetzten Hardware, dem physischen Nutzungsumfeld sowie auf grundlegenden Aspekten der Bedienung und Steuerung von PC’s. Ziel ist es, zentrale technische Anforderungen zu identifizieren, die für eine Nutzung im Betreuungskontext relevant sind.</text:p>
        <text:p text:style-name="P5"><text:span text:style-name="T3">4.3 Verknüpfung technische und sozialarbeiterischer Aspekte</text:span></text:p>
        <text:p text:style-name="P5">In diesem Abschnitt werden die zuvor dargestellten sozialarbeiterischen und technischen Aspekte miteinander in Beziehung gesetzt werden. Es wird analysiert, wie technische Anforderungen aus den spezifischen Arbeitsprozessen der Sozialarbeit abgeleitet werden können und welche Wechselwirkungen zwischen Technik und Betreuungspraxis bestehen. Dadurch wird eine integrierte Betrachtung des Einsatzes computerbasierter Systeme ermöglicht.</text:p>
        <text:p text:style-name="P5"><text:span text:style-name="T3">4.4 Zusammenfassung der identifizierten Ansatzpunkte</text:span></text:p>
        <text:p text:style-name="P5">Abschließend werden die zentralen Ergebnisse der Analyse zusammengefasst. Die identifizieren Ansatzpunkte dienen dazu, aufzuzeigen, unter welchen Rahmenbedingungen computerbasierte System in der <text:soft-page-break/>Betreuung obdachloser Menschen sinnvoll eingesetzt werden können. Eine Bewertung oder praktische Umsetzung erfolgt an dieser Stelle nicht.</text:p>
        <text:p text:style-name="P5"/>
        <text:p text:style-name="P5"/>
        <text:p text:style-name="P5"/>
        <text:p text:style-name="P5"/>
        <text:p text:style-name="P5"/>
        <text:p text:style-name="P5"/>
        <text:p text:style-name="P5"/>
        <text:p text:style-name="P5"/>
        <text:p text:style-name="Standard"><text:bookmark-end text:name="_Toc288766649"/><text:bookmark-end text:name="Bookma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Futura Book" svg:font-family="'Futura Book'" style:font-family-generic="roman" style:font-pitch="variable"/>
    <style:font-face style:name="MLGNCN+TimesNewRoman,Bold" svg:font-family="'MLGNCN+TimesNewRoman,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Futura Book1" svg:font-family="'Futura Book'" style:font-family-generic="system" style:font-pitch="variable"/>
    <style:font-face style:name="MLGNCN+TimesNewRoman,Bold1" svg:font-family="'MLGNCN+TimesNewRoman,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de" style:country-asian="DE"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Futura Book"/>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Default" style:default-outline-level="" style:list-style-name="" style:class="text">
      <style:text-properties fo:color="#00000a" style:font-name="Times New Roman" style:font-name-complex="Times New Roman1"/>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000000"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000000"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000000"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er" style:family="paragraph" style:parent-style-name="Standard" style:default-outline-level="" style:list-style-name="" style:class="extra">
      <style:paragraph-properties fo:margin-top="0cm" fo:margin-bottom="0cm" fo:line-height="100%" fo:padding-left="0cm" fo:padding-right="0cm" fo:padding-top="0cm" fo:padding-bottom="0.035cm" fo:border-left="none" fo:border-right="none" fo:border-top="none" fo:border-bottom="0.018cm solid #00000a"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Bibliography" style:family="paragraph" style:parent-style-name="Standard" style:default-outline-level="" style:list-style-nam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 style:family="paragraph" style:default-outline-level="" style:list-style-name="">
      <style:paragraph-properties fo:margin-top="0cm" fo:margin-bottom="0cm" fo:line-height="100%" fo:orphans="2" fo:widows="2" style:writing-mode="lr-tb"/>
      <style:text-properties fo:color="#000000" style:font-name="MLGNCN+TimesNewRoman,Bold" fo:font-size="12pt" style:font-size-asian="12pt" style:font-name-complex="MLGNCN+TimesNewRoman,Bold1" style:font-size-complex="12pt"/>
    </style:style>
    <style:style style:name="Beitrag" style:family="paragraph" style:parent-style-name="Default" style:default-outline-level="" style:list-style-name="">
      <style:text-properties fo:color="#00000a" style:font-name-complex="F"/>
    </style:style>
    <style:style style:name="table_20_of_20_figures" style:display-name="table of figures" style:family="paragraph" style:parent-style-name="Standard" style:default-outline-level="" style:list-style-name="">
      <style:paragraph-properties fo:margin-top="0cm" fo:margin-bottom="0cm"/>
    </style:style>
    <style:style style:name="Literatur" style:family="paragraph" style:parent-style-name="Standard" style:default-outline-level="" style:list-style-name="">
      <style:paragraph-properties fo:margin-left="0.751cm" fo:margin-right="0cm" fo:margin-top="0.247cm" fo:margin-bottom="0cm" fo:line-height="100%" fo:text-indent="-0.751cm" style:auto-text-indent="false"/>
      <style:text-properties style:font-name="Times New Roman" fo:language="en" fo:country="US" style:font-name-asian="Times New Roman1"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Überschrift_20_1_20_Zchn" style:display-name="Überschrift 1 Zchn" style:family="text" style:parent-style-name="Default_20_Paragraph_20_Font">
      <style:text-properties fo:color="#000000" style:font-name="Futura Book"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000000" style:font-name="Futura Book"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pple-style-span" style:family="text" style:parent-style-name="Default_20_Paragraph_20_Font"/>
    <style:style style:name="Überschrift_20_3_20_Zchn" style:display-name="Überschrift 3 Zchn" style:family="text" style:parent-style-name="Default_20_Paragraph_20_Font">
      <style:text-properties fo:color="#000000" style:font-name="Futura Book" fo:font-weight="bold" style:font-weight-asian="bold" style:font-name-complex="F"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extkörper_20_Zchn" style:display-name="Textkörper Zchn" style:family="text" style:parent-style-name="Default_20_Paragraph_20_Font">
      <style:text-properties style:font-name="Times New Roman" fo:font-size="12pt" style:font-size-asian="12pt" style:font-name-complex="Times New Roman1"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ighlightedsearchterm" style:family="text" style:parent-style-name="Default_20_Paragraph_20_Font"/>
    <style:style style:name="label" style:family="tex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Futura Book" fo:font-size="10pt" style:font-size-asian="10pt" style:font-size-complex="10pt"/>
    </style:style>
    <style:style style:name="Kommentarthema_20_Zchn" style:display-name="Kommentarthema Zchn" style:family="text" style:parent-style-name="Kommentartext_20_Zchn">
      <style:text-properties style:font-name="Futura Book"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001cm" style:type="center"/>
          <style:tab-stop style:position="9.728cm"/>
          <style:tab-stop style:position="16.002cm" style:type="right"/>
        </style:tab-stops>
      </style:paragraph-properties>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P5" style:family="paragraph" style:parent-style-name="Footer">
      <style:paragraph-properties>
        <style:tab-stops>
          <style:tab-stop style:position="9.825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haltsverzeichnis<text:tab/><text:tab/><text:tab/><text:page-number style:num-format="I" text:select-page="current">VI</text:page-number></text:p>
      </style:header>
      <style:footer>
        <text:p text:style-name="Footer"><text:page-number text:select-page="current">6</text:page-number></text:p>
        <text:p text:style-name="Footer"/>
        <text:p text:style-name="Footer"/>
      </style:footer>
    </style:master-page>
    <style:master-page style:name="Converted1" style:page-layout-name="Mpm2"/>
    <style:master-page style:name="First_20_Page" style:display-name="First Page" style:page-layout-name="Mpm3" style:next-style-name="Standard">
      <style:header>
        <text:p text:style-name="MP2"/>
        <text:p text:style-name="MP3"/>
        <text:p text:style-name="MP4"/>
        <text:p text:style-name="Header"/>
      </style:header>
      <style:footer>
        <text:p text:style-name="MP5"><text:tab/></text:p>
      </style:footer>
    </style:master-page>
    <style:master-page style:name="Converted2" style:page-layout-name="Mpm4">
      <style:header>
        <text:p text:style-name="MP1">Inhaltsverzeichnis<text:tab/><text:tab/><text:tab/><text:page-number style:num-format="I" text:select-page="current"/></text:p>
      </style:header>
      <style:footer>
        <text:p text:style-name="Footer"><text:page-number text:select-page="current"/></text:p>
        <text:p text:style-name="Footer"/>
        <text:p text:style-name="Footer"/>
      </style:footer>
    </style:master-page>
    <style:master-page style:name="Converted3" style:page-layout-name="Mpm4">
      <style:header>
        <text:p text:style-name="MP1">Inhaltsverzeichnis<text:tab/><text:tab/><text:tab/><text:page-number style:num-format="I" text:select-page="current"/></text:p>
      </style:header>
      <style:footer>
        <text:p text:style-name="Footer"><text:page-number text:select-page="current"/></text:p>
        <text:p text:style-name="Footer"/>
        <text:p text:style-name="Footer"/>
      </style:footer>
    </style:master-page>
    <style:master-page style:name="Converted4" style:page-layout-name="Mpm4">
      <style:header>
        <text:p text:style-name="MP1">Inhaltsverzeichnis<text:tab/><text:tab/><text:tab/><text:page-number style:num-format="I" text:select-page="current"/></text:p>
      </style:header>
      <style:footer>
        <text:p text:style-name="Footer"><text:page-number text:select-page="current"/></text:p>
        <text:p text:style-name="Footer"/>
        <text:p text:style-name="Footer"/>
      </style:footer>
    </style:master-page>
    <style:master-page style:name="Converted5" style:page-layout-name="Mpm4">
      <style:header>
        <text:p text:style-name="MP1">Inhaltsverzeichnis<text:tab/><text:tab/><text:tab/><text:page-number style:num-format="I" text:select-page="current"/></text:p>
      </style:header>
      <style:footer>
        <text:p text:style-name="Footer"><text:page-number text:select-page="current"/></text:p>
        <text:p text:style-name="Footer"/>
        <text:p text:style-name="Footer"/>
      </style:footer>
    </style:master-page>
    <style:master-page style:name="Converted6" style:page-layout-name="Mpm4">
      <style:header>
        <text:p text:style-name="MP1">Inhaltsverzeichnis<text:tab/><text:tab/><text:tab/><text:page-number style:num-format="I" text:select-page="current"/></text:p>
      </style:header>
      <style:footer>
        <text:p text:style-name="Footer"><text:page-number text:select-page="current"/></text:p>
        <text:p text:style-name="Footer"/>
        <text:p text:style-name="Footer"/>
      </style:footer>
    </style:master-page>
    <style:master-page style:name="Converted7" style:page-layout-name="Mpm3">
      <style:header>
        <text:p text:style-name="MP1"><text:tab/><text:tab/> <text:s text:c="41"/><text:page-number style:num-format="1" text:select-page="current"/><text:tab/></text:p>
      </style:header>
      <style:footer>
        <text:p text:style-name="Footer"><text:page-number text:select-page="current"/></text:p>
        <text:p text:style-name="Footer"/>
        <text:p text:style-name="Footer"/>
      </style:footer>
    </style:master-page>
    <style:master-page style:name="Converted8" style:page-layout-name="Mpm3">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chen</meta:initial-creator>
    <dc:creator>Swen Schipp</dc:creator>
    <meta:editing-cycles>2</meta:editing-cycles>
    <meta:print-date>2013-06-24T15:57:00</meta:print-date>
    <meta:creation-date>2026-01-30T14:12:00</meta:creation-date>
    <dc:date>2026-04-28T16:45:07.06</dc:date>
    <meta:editing-duration>P0D</meta:editing-duration>
    <meta:generator>OpenOffice/4.1.16$Win32 OpenOffice.org_project/4116m3$Build-9816</meta:generator>
    <meta:document-statistic meta:table-count="1" meta:image-count="0" meta:object-count="0" meta:page-count="6" meta:paragraph-count="73" meta:word-count="1326" meta:character-count="11985"/>
    <meta:user-defined meta:name="AppVersion">16.0000</meta:user-defined>
    <meta:user-defined meta:name="Company">M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